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20000012D29B887F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P2" style:family="paragraph" style:parent-style-name="Standard" style:list-style-name="L1">
      <style:paragraph-properties fo:text-align="start" style:justify-single-word="false"/>
      <style:text-properties style:text-position="0% 100%" fo:font-size="10pt" officeooo:rsid="0031c818" officeooo:paragraph-rsid="0031c818" style:font-size-asian="10pt" style:font-size-complex="10pt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fo:font-size="10pt" officeooo:rsid="00323361" officeooo:paragraph-rsid="00323361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text-position="0% 100%" fo:font-size="10pt" officeooo:rsid="00323361" officeooo:paragraph-rsid="00323361" style:font-size-asian="10pt" style:font-size-complex="10pt"/>
    </style:style>
    <style:style style:name="P5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b4e7c" officeooo:paragraph-rsid="002b4e7c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style:text-position="0% 100%" fo:font-size="10pt" officeooo:rsid="002b4e7c" officeooo:paragraph-rsid="002b4e7c" style:font-size-asian="10pt" style:font-size-complex="10pt"/>
    </style:style>
    <style:style style:name="P7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6f4cf" officeooo:paragraph-rsid="0026f4cf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8d014" officeooo:paragraph-rsid="0028d014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text-position="0% 100%" fo:font-size="10pt" officeooo:rsid="0028d014" officeooo:paragraph-rsid="0028d014" style:font-size-asian="10pt" style:font-size-complex="10pt"/>
    </style:style>
    <style:style style:name="P10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670a2" officeooo:paragraph-rsid="002670a2" style:font-size-asian="10pt" style:font-size-complex="10pt"/>
    </style:style>
    <style:style style:name="P11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69893" officeooo:paragraph-rsid="00269893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text-position="0% 100%" fo:font-size="10pt" officeooo:rsid="00269893" officeooo:paragraph-rsid="00269893" style:font-size-asian="10pt" style:font-size-complex="10pt"/>
    </style:style>
    <style:style style:name="P13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e79c0" officeooo:paragraph-rsid="002e79c0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text-position="0% 100%" fo:font-size="10pt" officeooo:rsid="002f055a" officeooo:paragraph-rsid="002f055a" style:font-size-asian="10pt" style:font-size-complex="10pt"/>
    </style:style>
    <style:style style:name="P15" style:family="paragraph" style:parent-style-name="Standard" style:list-style-name="L1">
      <style:paragraph-properties fo:text-align="start" style:justify-single-word="false"/>
      <style:text-properties style:text-position="0% 100%" fo:font-size="10pt" officeooo:rsid="0030d1c4" officeooo:paragraph-rsid="0030d1c4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text-position="0% 100%" fo:font-size="10pt" officeooo:rsid="0030d1c4" officeooo:paragraph-rsid="0030d1c4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text-position="0% 100%" fo:font-size="10pt" officeooo:paragraph-rsid="001f667d" style:font-size-asian="10pt" style:font-size-complex="10pt"/>
    </style:style>
    <style:style style:name="P18" style:family="paragraph" style:parent-style-name="Standard" style:list-style-name="L1">
      <style:paragraph-properties fo:text-align="start" style:justify-single-word="false"/>
      <style:text-properties style:text-position="0% 100%" fo:font-size="10pt" officeooo:rsid="003385ec" officeooo:paragraph-rsid="003385ec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text-position="0% 100%" fo:font-size="10pt" officeooo:rsid="003385ec" officeooo:paragraph-rsid="003385ec" style:font-size-asian="10pt" style:font-size-complex="10pt"/>
    </style:style>
    <style:style style:name="P20" style:family="paragraph" style:parent-style-name="Standard" style:list-style-name="L1">
      <style:paragraph-properties fo:text-align="start" style:justify-single-word="false"/>
      <style:text-properties style:text-position="0% 100%" fo:font-size="10pt" officeooo:rsid="00344569" officeooo:paragraph-rsid="00344569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text-position="0% 100%" fo:font-size="10pt" officeooo:rsid="00344569" officeooo:paragraph-rsid="00344569" style:font-size-asian="10pt" style:font-size-complex="10pt"/>
    </style:style>
    <style:style style:name="P22" style:family="paragraph" style:parent-style-name="Standard" style:list-style-name="L1">
      <style:paragraph-properties fo:text-align="start" style:justify-single-word="false"/>
      <style:text-properties style:text-position="0% 100%" fo:font-size="10pt" officeooo:rsid="003484f9" officeooo:paragraph-rsid="003484f9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text-position="0% 100%" fo:font-size="10pt" fo:font-weight="bold" officeooo:rsid="002da07b" officeooo:paragraph-rsid="002da07b" style:font-size-asian="10pt" style:font-weight-asian="bold" style:font-size-complex="10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text-position="0% 100%" fo:font-size="10pt" fo:font-style="italic" fo:font-weight="bold" officeooo:rsid="002da07b" officeooo:paragraph-rsid="002da07b" style:font-size-asian="10pt" style:font-style-asian="italic" style:font-weight-asian="bold" style:font-size-complex="10pt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ize="10pt" officeooo:paragraph-rsid="001f667d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fo:font-size="10pt" officeooo:paragraph-rsid="001f667d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font-size="10pt" fo:font-weight="bold" officeooo:rsid="002da07b" officeooo:paragraph-rsid="002da07b" style:font-size-asian="10pt" style:font-weight-asian="bold" style:font-size-complex="10pt" style:font-weight-complex="bold"/>
    </style:style>
    <style:style style:name="T1" style:family="text">
      <style:text-properties officeooo:rsid="001d9ab3"/>
    </style:style>
    <style:style style:name="T2" style:family="text">
      <style:text-properties style:text-position="super 58%"/>
    </style:style>
    <style:style style:name="T3" style:family="text">
      <style:text-properties officeooo:rsid="002670a2"/>
    </style:style>
    <style:style style:name="T4" style:family="text">
      <style:text-properties officeooo:rsid="002bae33"/>
    </style:style>
    <style:style style:name="T5" style:family="text">
      <style:text-properties style:font-name="Symbol"/>
    </style:style>
    <style:style style:name="T6" style:family="text">
      <style:text-properties officeooo:rsid="0034f1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Assignment <text:variable-set text:name="Assignment" office:value-type="float" office:value="5" style:data-style-name="N0">5</text:variable-set>: <text:span text:style-name="T3">Capacitors</text:span></text:p>
      <text:p text:style-name="P27">Multiple Choice: </text:p>
      <text:list xml:id="list8442870373285412941" text:style-name="L1">
        <text:list-item>
          <text:p text:style-name="P2">A capacitor has plates that are each 2 m<text:span text:style-name="T2">2</text:span>. <text:s/>The distance between the plates is 1 x 10<text:span text:style-name="T2">-4</text:span> m. <text:s/>A voltage of 20 V is applied to the capacitor. <text:s/>What is the strength of the electric field between the plates of the capacitor?</text:p>
          <text:list>
            <text:list-item>
              <text:p text:style-name="P3">1.771 x 10<text:span text:style-name="T2">-7</text:span> V/m</text:p>
            </text:list-item>
            <text:list-item>
              <text:p text:style-name="P3">3.542 x 10<text:span text:style-name="T2">-6</text:span> V/m</text:p>
            </text:list-item>
            <text:list-item>
              <text:p text:style-name="P3">1 x 10<text:span text:style-name="T2">4</text:span> V/m</text:p>
            </text:list-item>
            <text:list-item>
              <text:p text:style-name="P2">2 x 10<text:span text:style-name="T2">5</text:span> V/m</text:p>
            </text:list-item>
            <text:list-item>
              <text:p text:style-name="P3">There is no electric field inside the capacitor.</text:p>
            </text:list-item>
          </text:list>
        </text:list-item>
      </text:list>
      <text:p text:style-name="P4"/>
      <text:list xml:id="list72344983870443" text:continue-numbering="true" text:style-name="L1">
        <text:list-item>
          <text:p text:style-name="P5">A capacitor is connected to a 12 Volt battery and allowed to charge. <text:s/>The capacitor is then disconnected from the battery. <text:s/>Using insulated scissors, each plate of the capacitor is cut in half, and two new capacitors are formed, each storing half of the original charge. <text:s/>The plates in each <text:span text:style-name="T4">of the new capacitors </text:span>are separated by the same distance as the original capacitor. <text:s/>What is the new voltage of each of the new capacitors? <text:s/></text:p>
          <text:list>
            <text:list-item>
              <text:p text:style-name="P5">48 V</text:p>
            </text:list-item>
            <text:list-item>
              <text:p text:style-name="P5">24 V</text:p>
            </text:list-item>
            <text:list-item>
              <text:p text:style-name="P5">12 V</text:p>
            </text:list-item>
            <text:list-item>
              <text:p text:style-name="P5">6 V</text:p>
            </text:list-item>
            <text:list-item>
              <text:p text:style-name="P5">3 V</text:p>
            </text:list-item>
          </text:list>
        </text:list-item>
      </text:list>
      <text:p text:style-name="P6"/>
      <text:list xml:id="list72344302928102" text:continue-numbering="true" text:style-name="L1">
        <text:list-item>
          <text:p text:style-name="P7">A capacitor has a capacitance of 3.2 x 10<text:span text:style-name="T2">-6</text:span> F. <text:s/>If a 2 volt potential difference is applied to the capacitor, what is the charge that the capacitor will store when fully charged?</text:p>
          <text:list>
            <text:list-item>
              <text:p text:style-name="P8">6.25 x 10<text:span text:style-name="T2">5</text:span> C</text:p>
            </text:list-item>
            <text:list-item>
              <text:p text:style-name="P8">6.4 x 10<text:span text:style-name="T2">-6</text:span> C</text:p>
            </text:list-item>
            <text:list-item>
              <text:p text:style-name="P8">3.2 x 10<text:span text:style-name="T2">-6</text:span> C</text:p>
            </text:list-item>
            <text:list-item>
              <text:p text:style-name="P8">1.6 x 10<text:span text:style-name="T2">-6</text:span> C</text:p>
            </text:list-item>
            <text:list-item>
              <text:p text:style-name="P8">0 C</text:p>
            </text:list-item>
          </text:list>
        </text:list-item>
      </text:list>
      <text:p text:style-name="P9"/>
      <text:list xml:id="list72345250904465" text:continue-numbering="true" text:style-name="L1">
        <text:list-item>
          <text:p text:style-name="P10">A capacitor is a device that - </text:p>
          <text:list>
            <text:list-item>
              <text:p text:style-name="P10">Stores energy in an electric field.</text:p>
            </text:list-item>
            <text:list-item>
              <text:p text:style-name="P10">Stores energy in a magnetic field.</text:p>
            </text:list-item>
            <text:list-item>
              <text:p text:style-name="P10">Stores energy in a gravitational field.</text:p>
            </text:list-item>
            <text:list-item>
              <text:p text:style-name="P11">Dissipates energy as heat.</text:p>
            </text:list-item>
            <text:list-item>
              <text:p text:style-name="P11">None of the above.</text:p>
            </text:list-item>
          </text:list>
        </text:list-item>
      </text:list>
      <text:p text:style-name="P12"/>
      <text:p text:style-name="P23">Multiple Correct:</text:p>
      <text:p text:style-name="P24">In the following question, two answer choices are correct. <text:s/>Circle BOTH of the correct choices. <text:s/>No credit will be given for incorrect or partially correct answers. <text:s/></text:p>
      <text:list xml:id="list72344683665982" text:continue-numbering="true" text:style-name="L1">
        <text:list-item>
          <text:p text:style-name="P13">A capacitor is filled with oil (<text:span text:style-name="T5">e</text:span> = 6.5), and has a capacitance of 0.02 F. <text:s/>It is connected to a 1.5 Volt battery. <text:s/>Which of the following changes to this capacitor would allow it to store more charge?</text:p>
          <text:list>
            <text:list-item>
              <text:p text:style-name="P14">Reducing the size of the plates in the capacitor.</text:p>
            </text:list-item>
            <text:list-item>
              <text:p text:style-name="P14">Changing the battery to a 6 V battery.</text:p>
            </text:list-item>
            <text:list-item>
              <text:p text:style-name="P14">Increasing the spacing between the plates.</text:p>
            </text:list-item>
            <text:list-item>
              <text:p text:style-name="P15">Draining the dielectric oil and replacing it with plastic (<text:span text:style-name="T5">e</text:span> = 9)</text:p>
            </text:list-item>
            <text:list-item>
              <text:p text:style-name="P15">Placing the capacitor in a strong magnetic field.</text:p>
            </text:list-item>
          </text:list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xml:id="list72344407980313" text:continue-numbering="true" text:style-name="L1">
        <text:list-item>
          <text:p text:style-name="P18"><text:soft-page-break/>A capacitor is constructed using two pieces of aluminum foil and a piece of Wax-paper. <text:s/>The wax-paper has a dielectric constant of 4.75. <text:s/>All three objects have an area of 0.01 m<text:span text:style-name="T2">2 </text:span>and a thickness of 4 x 10<text:span text:style-name="T2">-4</text:span> m. <text:s text:c="2"/></text:p>
          <text:list>
            <text:list-item>
              <text:p text:style-name="P18">Draw a diagram of how the capacitor should be constructed.</text:p>
            </text:list-item>
          </text:list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list xml:id="list72344349235427" text:continue-numbering="true" text:style-name="L1">
        <text:list-item>
          <text:list>
            <text:list-item>
              <text:p text:style-name="P20">Assuming that the capacitor is constructed perfectly, calculate the expected capacitance of the capacitor.</text:p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72344788336578" text:continue-numbering="true" text:style-name="L1">
        <text:list-item>
          <text:list>
            <text:list-item>
              <text:p text:style-name="P22">You wish to use the capacitor to store a charge of 2 <text:span text:style-name="T5">m</text:span>C. <text:s/>What is the voltage you will need to apply to the capacitor in order to achieve this? <text:s/></text:p>
            </text:list-item>
          </text:list>
        </text:list-item>
      </text:list>
      <text:p text:style-name="P17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officeooo:rsid="001f667d" officeooo:paragraph-rsid="001f667d"/>
    </style:style>
    <style:style style:name="MT1" style:family="text">
      <style:text-properties officeooo:rsid="001d9ab3"/>
    </style:style>
    <style:style style:name="MT2" style:family="text">
      <style:text-properties style:text-position="super 58%"/>
    </style:style>
    <style:style style:name="MT3" style:family="text">
      <style:text-properties officeooo:rsid="0034f16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4665in" svg:y="-0.25in" svg:width="0.5799in" svg:height="0.5in" draw:z-index="1"><draw:image xlink:href="Pictures/10000000000001620000012D29B887F4.png" xlink:type="simple" xlink:show="embed" xlink:actuate="onLoad"/></draw:frame> <text:s text:c="3"/><text:span text:style-name="MT1">Name: <text:tab/><text:tab/></text:span><text:span text:style-name="MT1"><text:date style:data-style-name="N37" text:date-value="2014-10-10T07:23:44.148338427" text:date-adjust="PT24H00M00S">10/11/14</text:date></text:span></text:p>
      </style:header>
      <style:footer>
        <text:p text:style-name="MP1">1<text:span text:style-name="MT2">st</text:span> Nine Weeks<text:tab/><text:page-number text:select-page="current">2</text:page-number>/<text:page-count>2</text:page-count><text:tab/><text:span text:style-name="MT3">Quiz</text:span> <text:variable-get text:name="Assignment" style:data-style-name="N0">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6:53:06.153154808</meta:creation-date>
    <meta:editing-duration>PT29M3S</meta:editing-duration>
    <meta:editing-cycles>20</meta:editing-cycles>
    <meta:generator>LibreOffice/4.2.6.3$Linux_X86_64 LibreOffice_project/420$Build-3</meta:generator>
    <meta:initial-creator>Jonas Williamson</meta:initial-creator>
    <dc:date>2014-10-10T07:23:44.126667470</dc:date>
    <dc:creator>Jonas Williamson</dc:creator>
    <meta:document-statistic meta:table-count="0" meta:image-count="1" meta:object-count="0" meta:page-count="2" meta:paragraph-count="40" meta:word-count="487" meta:character-count="2486" meta:non-whitespace-character-count="2041"/>
  </office:meta>
</office:document-meta>
</file>